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officeooo:rsid="000a00c3" officeooo:paragraph-rsid="000a00c3" style:text-underline-mode="continuous" style:text-overline-mode="continuous" style:text-line-through-mode="continuous" style:font-size-asian="18pt" style:font-weight-asian="bold" style:font-size-complex="18pt" style:font-weight-complex="bold"/>
    </style:style>
    <style:style style:name="P4" style:family="paragraph" style:parent-style-name="Standard">
      <style:paragraph-properties fo:line-height="150%"/>
      <style:text-properties style:font-name="Liberation Sans"/>
    </style:style>
    <style:style style:name="P5" style:family="paragraph" style:parent-style-name="Standard">
      <style:paragraph-properties fo:line-height="150%"/>
      <style:text-properties style:font-name="Liberation Sans" officeooo:paragraph-rsid="000a00c3"/>
    </style:style>
    <style:style style:name="P6" style:family="paragraph" style:parent-style-name="Standard">
      <style:paragraph-properties fo:line-height="150%"/>
      <style:text-properties style:font-name="Liberation Sans" officeooo:rsid="000a00c3" officeooo:paragraph-rsid="000a00c3"/>
    </style:style>
    <style:style style:name="P7" style:family="paragraph" style:parent-style-name="Standard">
      <style:paragraph-properties fo:line-height="150%" fo:text-align="start" style:justify-single-word="false"/>
      <style:text-properties style:font-name="Liberation Sans" fo:font-size="18pt" officeooo:paragraph-rsid="000a00c3" style:font-size-asian="18pt"/>
    </style:style>
    <style:style style:name="P8" style:family="paragraph" style:parent-style-name="Standard">
      <style:paragraph-properties fo:line-height="150%"/>
      <style:text-properties style:font-name="Liberation Sans" fo:font-size="12pt" officeooo:paragraph-rsid="000a00c3" style:font-name-asian="HGMaruGothicMPRO" style:font-size-asian="12pt" style:font-name-complex="BrowalliaUPC" style:font-size-complex="12pt"/>
    </style:style>
    <style:style style:name="P9" style:family="paragraph" style:parent-style-name="Standard">
      <style:paragraph-properties fo:line-height="150%" fo:text-align="start" style:justify-single-word="false"/>
      <style:text-properties style:font-name="Liberation Sans" fo:font-size="12pt" officeooo:paragraph-rsid="000a00c3" style:font-name-asian="HGMaruGothicMPRO" style:font-size-asian="12pt" style:font-name-complex="BrowalliaUPC" style:font-size-complex="12pt"/>
    </style:style>
    <style:style style:name="P10" style:family="paragraph" style:parent-style-name="Standard">
      <style:paragraph-properties fo:line-height="150%"/>
      <style:text-properties style:font-name="Liberation Sans" fo:font-size="15pt" style:font-size-asian="15pt" style:font-size-complex="15pt"/>
    </style:style>
    <style:style style:name="P11" style:family="paragraph" style:parent-style-name="Standard">
      <style:paragraph-properties fo:line-height="115%"/>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2" style:family="paragraph" style:parent-style-name="Standard">
      <style:paragraph-properties fo:line-height="150%"/>
      <style:text-properties officeooo:paragraph-rsid="000a00c3"/>
    </style:style>
    <style:style style:name="P13" style:family="paragraph" style:parent-style-name="Standard">
      <style:paragraph-properties fo:line-height="150%" fo:text-align="start" style:justify-single-word="false"/>
      <style:text-properties fo:color="#000000" style:font-name="Liberation Sans" fo:font-size="12pt" style:text-underline-style="none" fo:font-weight="normal" officeooo:rsid="000a00c3" officeooo:paragraph-rsid="000a00c3" style:text-underline-mode="continuous" style:text-overline-mode="continuous" style:text-line-through-mode="continuous" style:font-size-asian="10.5pt" style:font-weight-asian="normal" style:font-size-complex="12pt" style:font-weight-complex="normal"/>
    </style:style>
    <style:style style:name="P14"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5" style:family="paragraph" style:parent-style-name="Table_20_Contents">
      <style:text-properties fo:color="#000000" style:font-name="Liberation Sans" fo:font-size="10pt" style:font-size-asian="10pt" style:font-size-complex="10pt"/>
    </style:style>
    <style:style style:name="P16" style:family="paragraph" style:parent-style-name="Table_20_Contents">
      <style:text-properties fo:color="#000000" style:font-name="Liberation Sans" fo:font-size="10pt" officeooo:rsid="00127c22" officeooo:paragraph-rsid="00127c22" style:font-size-asian="10pt" style:font-size-complex="10pt"/>
    </style:style>
    <style:style style:name="P17"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18" style:family="paragraph" style:parent-style-name="Table_20_Contents">
      <style:paragraph-properties fo:text-align="end" style:justify-single-word="false"/>
    </style:style>
    <style:style style:name="P19" style:family="paragraph" style:parent-style-name="Footer">
      <style:paragraph-properties fo:text-align="end" style:justify-single-word="false"/>
    </style:style>
    <style:style style:name="P20" style:family="paragraph" style:parent-style-name="Standard">
      <style:paragraph-properties fo:margin-top="0.101cm" fo:margin-bottom="0.101cm" loext:contextual-spacing="false" fo:line-height="150%"/>
      <style:text-properties style:font-name="Liberation Sans" fo:font-size="12pt" officeooo:paragraph-rsid="000a00c3" style:font-name-asian="HGMaruGothicMPRO" style:font-size-asian="12pt" style:font-name-complex="BrowalliaUPC" style:font-size-complex="12pt"/>
    </style:style>
    <style:style style:name="P21" style:family="paragraph" style:parent-style-name="Standard">
      <style:paragraph-properties fo:margin-top="0.101cm" fo:margin-bottom="0.101cm" loext:contextual-spacing="false" fo:line-height="150%"/>
      <style:text-properties officeooo:paragraph-rsid="000a00c3"/>
    </style:style>
    <style:style style:name="P22" style:family="paragraph" style:parent-style-name="Standard" style:master-page-name="MP0">
      <style:paragraph-properties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style:font-name="Liberation Sans"/>
    </style:style>
    <style:style style:name="T4" style:family="text">
      <style:text-properties style:font-name="Liberation Sans" officeooo:rsid="000a00c3"/>
    </style:style>
    <style:style style:name="T5" style:family="text">
      <style:text-properties officeooo:rsid="000a00c3"/>
    </style:style>
    <style:style style:name="T6" style:family="text">
      <style:text-properties fo:font-size="12pt" style:font-name-asian="HGMaruGothicMPRO" style:font-size-asian="12pt" style:font-name-complex="BrowalliaUPC" style:font-size-complex="12pt"/>
    </style:style>
    <style:style style:name="T7" style:family="text">
      <style:text-properties fo:font-size="12pt" officeooo:rsid="000a00c3" style:font-name-asian="HGMaruGothicMPRO" style:font-size-asian="12pt" style:font-name-complex="BrowalliaUPC" style:font-size-complex="12pt"/>
    </style:style>
    <style:style style:name="T8" style:family="text">
      <style:text-properties fo:font-size="12pt" officeooo:rsid="001638c6" style:font-name-asian="HGMaruGothicMPRO" style:font-size-asian="12pt" style:font-name-complex="BrowalliaUPC" style:font-size-complex="12pt"/>
    </style:style>
    <style:style style:name="T9" style:family="text">
      <style:text-properties officeooo:rsid="001638c6"/>
    </style:style>
    <style:style style:name="T10"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1" style:family="text">
      <style:text-properties fo:color="#4e9a06" fo:font-size="15pt" style:text-underline-style="solid" style:text-underline-width="auto" style:text-underline-color="font-color" fo:font-weight="bold" officeooo:rsid="000a00c3" style:text-underline-mode="continuous" style:text-overline-mode="continuous" style:text-line-through-mode="continuous" style:font-size-asian="15pt" style:font-weight-asian="bold" style:font-size-complex="15pt" style:font-weight-complex="bold"/>
    </style:style>
    <style:style style:name="T12" style:family="text">
      <style:text-properties fo:color="#4e9a06"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fo:color="#4e9a06" style:text-underline-style="solid" style:text-underline-width="auto" style:text-underline-color="font-color" fo:font-weight="bold" officeooo:rsid="000a00c3" style:text-underline-mode="continuous" style:text-overline-mode="continuous" style:text-line-through-mode="continuous" style:font-weight-asian="bold" style:font-weight-complex="bold"/>
    </style:style>
    <style:style style:name="T14" style:family="text">
      <style:text-properties fo:color="#4e9a06" style:text-underline-style="solid" style:text-underline-width="auto" style:text-underline-color="font-color" fo:font-weight="bold" officeooo:rsid="00139a60" style:text-underline-mode="continuous" style:text-overline-mode="continuous" style:text-line-through-mode="continuous" style:font-weight-asian="bold" style:font-weight-complex="bold"/>
    </style:style>
    <style:style style:name="T15" style:family="text">
      <style:text-properties officeooo:rsid="00139a6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
      <text:p text:style-name="P3">Nachbearbeitung der generierten Aufgaben</text:p>
      <text:p text:style-name="P3"/>
      <text:p text:style-name="P13">Im folgenden wird erläutert wie die vom Generator erzeugten Mathematik Aufgaben <text:span text:style-name="T15">auf Korrektheit getestet </text:span>werden <text:span text:style-name="T15">und wie diese gewährleistet werden soll.</text:span></text:p>
      <text:p text:style-name="P11"/>
      <text:p text:style-name="P10"><text:span text:style-name="T12">1. </text:span><text:span text:style-name="T13">Wer führt die Überprüfung durch?</text:span></text:p>
      <text:p text:style-name="P5"><text:span text:style-name="T6">Zunächst werden die Aufgaben vom </text:span><text:span text:style-name="T7">Tester des Progammierteams</text:span><text:span text:style-name="T6"> ausgiebig getestet und abgeglichen. Dennoch soll sich für den späteren Betrieb ein Programm um diese Aufgabe kümmern.</text:span></text:p>
      <text:p text:style-name="P8"/>
      <text:p text:style-name="P4"><text:span text:style-name="T10">2. </text:span><text:span text:style-name="T11">Wie geht der Tester vor?</text:span></text:p>
      <text:p text:style-name="P7"><text:span text:style-name="T7">De</text:span><text:span text:style-name="T6">r Tester sollte vor Inbetriebnahme, aber auch währenddessen auf Fehler achten. <text:line-break/>Vorher, indem </text:span><text:span text:style-name="T8">er</text:span><text:span text:style-name="T6">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9"/>
      <text:p text:style-name="P4"><text:span text:style-name="T10">3. </text:span><text:span text:style-name="T11">Wie geht das Progamm vor?</text:span></text:p>
      <text:p text:style-name="P20"><text:span text:style-name="T5">Da</text:span>s Programm überprüft, ob der richtige Zahlenrahmen eingehalten wurde und ob d<text:span text:style-name="T9">ie</text:span> Syntax stimmt. Ebenfalls wird die richtige Lösung generiert und <text:span text:style-name="T9">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21"><text:span text:style-name="Absatz-Standardschriftart"><text:span text:style-name="T4"/></text:span></text:p>
      <text:p text:style-name="P4"/>
      <text:p text:style-name="P4"><text:soft-page-break/></text:p>
      <text:p text:style-name="P14">4. <text:span text:style-name="T5">Warum ist die Überprüfung nötig?</text:span></text:p>
      <text:p text:style-name="P6">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ibige Überprüfung nötig. </text:p>
      <text:p text:style-name="P5"/>
      <text:p text:style-name="P12"><text:span text:style-name="Absatz-Standardschriftar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096a32" officeooo:paragraph-rsid="00096a32"/>
    </style:style>
    <style:style style:name="MP2" style:family="paragraph" style:parent-style-name="Table_20_Contents">
      <style:text-properties fo:color="#000000" style:font-name="Liberation Sans" fo:font-size="10pt" style:font-size-asian="10pt" style:font-size-complex="10pt"/>
    </style:style>
    <style:style style:name="MP3" style:family="paragraph" style:parent-style-name="Table_20_Contents">
      <style:paragraph-properties fo:text-align="end" style:justify-single-word="false"/>
    </style:style>
    <style:style style:name="MP4" style:family="paragraph" style:parent-style-name="Table_20_Contents">
      <style:text-properties fo:color="#000000" style:font-name="Liberation Sans" fo:font-size="10pt" officeooo:rsid="00127c22" officeooo:paragraph-rsid="00127c22"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6"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MP1"/>
        <text:p text:style-name="Standard"/>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tyle:rel-width="scale" svg:height="1.771cm" style:rel-height="scale" draw:z-index="1"><draw:image xlink:href="Pictures/10000201000003200000017318D99EEDA834B783.png" xlink:type="simple" xlink:show="embed" xlink:actuate="onLoad"/></draw:frame><text:span text:style-name="Absatz-Standardschriftart"><text:span text:style-name="MT1">Web Development 2</text:span></text:span></text:p>
            </table:table-cell>
          </table:table-row>
          <table:table-row>
            <table:table-cell table:style-name="Tabelle1.A2" office:value-type="string">
              <text:p text:style-name="MP4">Nachbearbeitung</text:p>
            </table:table-cell>
            <table:table-cell table:style-name="Tabelle1.B2" office:value-type="string">
              <text:p text:style-name="MP5">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2">Christa Strauß, Tina Amann</text:p>
            </table:table-cell>
            <table:table-cell table:style-name="Tabelle2.A1" office:value-type="string">
              <text:p text:style-name="MP3"><text:span text:style-name="Absatz-Standardschriftart"><text:span text:style-name="MT2"><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26T12:11:00Z</meta:creation-date>
    <dc:date>2018-06-02T12:55:46.113847794</dc:date>
    <meta:editing-cycles>69</meta:editing-cycles>
    <meta:editing-duration>PT22M13S</meta:editing-duration>
    <meta:document-statistic meta:table-count="2" meta:image-count="1" meta:object-count="0" meta:page-count="2" meta:paragraph-count="16" meta:word-count="253" meta:character-count="1764" meta:non-whitespace-character-count="1525"/>
    <meta:template xlink:type="simple" xlink:actuate="onRequest" xlink:title="" xlink:href="../UserStories.odt/Normal"/>
  </office:meta>
</office:document-meta>
</file>